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40000000F01B97891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line-height="107%" fo:break-before="auto" fo:break-after="auto" style:writing-mode="lr-tb"/>
    </style:style>
    <style:style style:name="P5" style:family="paragraph" style:parent-style-name="Standard">
      <style:paragraph-properties fo:line-height="150%" fo:break-before="auto" fo:break-after="auto" style:writing-mode="lr-tb"/>
    </style:style>
    <style:style style:name="P6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line-height="150%" style:writing-mode="lr-tb"/>
      <style:text-properties style:font-name="Times New Roman" style:font-name-asian="Times New Roman" style:font-name-complex="Times New Roman"/>
    </style:style>
    <style:style style:name="P8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writing-mode="lr-tb"/>
      <style:text-properties style:font-name="Times New Roman" style:font-name-asian="Times New Roman" style:font-name-complex="Times New Roman"/>
    </style:style>
    <style:style style:name="P10" style:family="paragraph" style:parent-style-name="Standard">
      <style:paragraph-properties fo:line-height="150%" fo:break-before="auto" fo:break-after="auto" style:writing-mode="lr-tb"/>
    </style:style>
    <style:style style:name="P11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12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P13" style:family="paragraph" style:parent-style-name="Standard" style:list-style-name="LS1">
      <style:paragraph-properties fo:margin-top="0cm" fo:margin-bottom="0cm" style:contextual-spacing="false" fo:line-height="150%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3">Aluno</text:span><text:span text:style-name="T2">: Rhaissa Nogueira Arantes<text:tab/><text:tab/><text:tab/><text:tab/><text:tab/><text:tab/></text:span><text:span text:style-name="T3">Data:</text:span><text:span text:style-name="T2"> 10/10/2013</text:span></text:p>
      <text:p text:style-name="P5"><text:span text:style-name="T3">Fase/Iteração:</text:span><text:span text:style-name="T2"> Iteração 2<text:tab/><text:tab/><text:tab/><text:tab/><text:tab/></text:span><text:span text:style-name="T3">Esforço Total:</text:span><text:span text:style-name="T2"> 10 horas</text:span></text:p>
      <text:p text:style-name="P6"/>
      <text:p text:style-name="P5"><text:span text:style-name="T3">Atividade: Orientação da equipe de Medição</text:span><text:span text:style-name="T2"><text:tab/><text:tab/><text:tab/><text:tab/><text:tab/></text:span><text:span text:style-name="T3">Esforço: 2 horas</text:span></text:p>
      <text:p text:style-name="P5"><text:span text:style-name="T2">Descrição: Orientação da equipe de medição sobre as atividades individuais de cada um.<text:tab/><text:tab/></text:span></text:p>
      <text:p text:style-name="P5"><text:span text:style-name="T2">Produtos: Alocação de tickets no Redmine</text:span></text:p>
      <text:p text:style-name="P6">Equipe: Rhaíssa, Herbert e Bruno</text:p>
      <text:p text:style-name="P7">Artefato: Alocação de tickets no Redmine</text:p>
      <text:p text:style-name="P3"/>
      <text:p text:style-name="P5"><text:span text:style-name="T3">Atividade: Desenvolvimento do Plano de Medição</text:span><text:span text:style-name="T2"><text:tab/><text:tab/><text:tab/><text:tab/></text:span><text:span text:style-name="T3">Esforço: 2 horas</text:span></text:p>
      <text:p text:style-name="P5"><text:span text:style-name="T2">Descrição: Desenvolver o plano de medição conforme politicas da fábrica de software.<text:tab/><text:tab/></text:span></text:p>
      <text:p text:style-name="P5"><text:span text:style-name="T2">Produtos: Plano de Medição</text:span></text:p>
      <text:p text:style-name="P6">Equipe: Rhaíssa Nogueira</text:p>
      <text:p text:style-name="P9">Artefato: RELPREV_MED_Plano_de_Mediç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T2" style:family="text">
      <style:text-properties style:font-name="Times New Roman" style:font-name-asian="Times New Roman" style:font-name-complex="Times New Roman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ábrica</text:span><text:span text:style-name="MT1"> </text:span><text:span text:style-name="MT1">de</text:span><text:span text:style-name="MT1"> </text:span><text:span text:style-name="MT1">Software</text:span><text:span text:style-name="MT1"> – </text:span><text:span text:style-name="MT1">Instituto</text:span><text:span text:style-name="MT1"> </text:span><text:span text:style-name="MT1">de</text:span><text:span text:style-name="MT1"> </text:span><text:span text:style-name="MT1">Informática</text:span><text:span text:style-name="MT1"> – </text:span><text:span text:style-name="MT1">Universidade</text:span><text:span text:style-name="MT1"> </text:span><text:span text:style-name="MT1">Federal</text:span><text:span text:style-name="MT1"> </text:span><text:span text:style-name="MT1">de</text:span><text:span text:style-name="MT1"> </text:span><text:span text:style-name="MT1">Goiás</text:span><draw:frame draw:style-name="Mfr1" draw:name="figuras1" text:anchor-type="char" svg:x="14.58cm" svg:y="0cm" svg:width="2.256cm" svg:height="1.469cm" draw:z-index="0"><draw:image xlink:href="Pictures/1000020100000140000000F01B97891D.png" xlink:type="simple" xlink:show="embed" xlink:actuate="onLoad"/></draw:frame></text:p>
        <text:p text:style-name="MP2">RELPREV- Relatório de Prevenção de Acidentes</text:p>
        <text:p text:style-name="MP3"><text:span text:style-name="MT2">Relatório</text:span><text:span text:style-name="MT2"> </text:span><text:span text:style-name="MT2">Individual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dc:title/>
    <meta:initial-creator/>
    <meta:editing-cycles>3</meta:editing-cycles>
    <dc:date>2013-10-10T19:35:56</dc:date>
    <meta:editing-duration>P0D</meta:editing-duration>
    <meta:document-statistic meta:table-count="0" meta:image-count="1" meta:object-count="0" meta:page-count="1" meta:paragraph-count="15" meta:word-count="102" meta:character-count="751" meta:non-whitespace-character-count="644"/>
  </office:meta>
</office:document-meta>
</file>